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99663" officeooo:paragraph-rsid="001ade2a"/>
    </style:style>
    <style:style style:name="P2" style:family="paragraph" style:parent-style-name="Standard">
      <style:text-properties officeooo:rsid="00199663" officeooo:paragraph-rsid="00199663"/>
    </style:style>
    <style:style style:name="P3" style:family="paragraph" style:parent-style-name="Standard">
      <style:text-properties officeooo:rsid="001c4618" officeooo:paragraph-rsid="001c4618"/>
    </style:style>
    <style:style style:name="P4" style:family="paragraph" style:parent-style-name="Standard">
      <style:text-properties officeooo:rsid="001d6d79" officeooo:paragraph-rsid="001d6d79"/>
    </style:style>
    <style:style style:name="P5" style:family="paragraph" style:parent-style-name="Standard">
      <style:text-properties fo:font-weight="bold" officeooo:rsid="00199663" officeooo:paragraph-rsid="00199663" style:font-weight-asian="bold" style:font-weight-complex="bold"/>
    </style:style>
    <style:style style:name="P6" style:family="paragraph" style:parent-style-name="Standard">
      <style:text-properties fo:font-weight="bold" officeooo:rsid="001a6059" officeooo:paragraph-rsid="001a6059" style:font-weight-asian="bold" style:font-weight-complex="bold"/>
    </style:style>
    <style:style style:name="P7" style:family="paragraph" style:parent-style-name="Standard" style:list-style-name="L1">
      <style:text-properties officeooo:rsid="001ade2a" officeooo:paragraph-rsid="001ade2a"/>
    </style:style>
    <style:style style:name="P8" style:family="paragraph" style:parent-style-name="Standard" style:list-style-name="L1">
      <style:text-properties officeooo:rsid="001f4f60" officeooo:paragraph-rsid="001f4f60"/>
    </style:style>
    <style:style style:name="P9" style:family="paragraph" style:parent-style-name="Standard" style:list-style-name="L2">
      <style:text-properties officeooo:rsid="001f4f60" officeooo:paragraph-rsid="001f4f60"/>
    </style:style>
    <style:style style:name="P10" style:family="paragraph" style:parent-style-name="Standard" style:list-style-name="L1">
      <style:text-properties officeooo:rsid="001c4618" officeooo:paragraph-rsid="001c4618"/>
    </style:style>
    <style:style style:name="P11" style:family="paragraph" style:parent-style-name="Standard" style:list-style-name="L2">
      <style:text-properties officeooo:rsid="001c4618" officeooo:paragraph-rsid="001c4618"/>
    </style:style>
    <style:style style:name="P12" style:family="paragraph" style:parent-style-name="Standard">
      <style:text-properties officeooo:rsid="001c4618" officeooo:paragraph-rsid="001c4618"/>
    </style:style>
    <style:style style:name="P13" style:family="paragraph" style:parent-style-name="Standard" style:list-style-name="L1">
      <style:text-properties officeooo:rsid="001d6d79" officeooo:paragraph-rsid="001d6d79"/>
    </style:style>
    <style:style style:name="P14" style:family="paragraph" style:parent-style-name="Standard" style:list-style-name="L1">
      <style:text-properties officeooo:rsid="001d6d79" officeooo:paragraph-rsid="00216af1"/>
    </style:style>
    <style:style style:name="P15" style:family="paragraph" style:parent-style-name="Standard" style:list-style-name="L2">
      <style:text-properties officeooo:rsid="001d6d79" officeooo:paragraph-rsid="001d6d79"/>
    </style:style>
    <style:style style:name="P16" style:family="paragraph" style:parent-style-name="Standard" style:list-style-name="L2">
      <style:text-properties officeooo:rsid="001d6d79" officeooo:paragraph-rsid="0022a5e8"/>
    </style:style>
    <style:style style:name="P17" style:family="paragraph" style:parent-style-name="Standard" style:list-style-name="L3">
      <style:text-properties officeooo:rsid="001d6d79" officeooo:paragraph-rsid="001d6d79"/>
    </style:style>
    <style:style style:name="P18" style:family="paragraph" style:parent-style-name="Standard" style:list-style-name="L4">
      <style:text-properties officeooo:rsid="001d6d79" officeooo:paragraph-rsid="001d6d79"/>
    </style:style>
    <style:style style:name="P19" style:family="paragraph" style:parent-style-name="Standard">
      <style:text-properties officeooo:rsid="0020e4d4" officeooo:paragraph-rsid="0020e4d4"/>
    </style:style>
    <style:style style:name="P20" style:family="paragraph" style:parent-style-name="Standard">
      <style:text-properties fo:font-weight="bold" officeooo:rsid="0020e4d4" officeooo:paragraph-rsid="0020e4d4" style:font-weight-asian="bold" style:font-weight-complex="bold"/>
    </style:style>
    <style:style style:name="P21" style:family="paragraph" style:parent-style-name="Standard" style:list-style-name="L1">
      <style:text-properties officeooo:rsid="00216af1" officeooo:paragraph-rsid="00216af1"/>
    </style:style>
    <style:style style:name="P22" style:family="paragraph" style:parent-style-name="Table_20_Contents">
      <style:text-properties officeooo:rsid="0020e4d4" officeooo:paragraph-rsid="0020e4d4"/>
    </style:style>
    <style:style style:name="T1" style:family="text">
      <style:text-properties officeooo:rsid="001ade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4f60"/>
    </style:style>
    <style:style style:name="T4" style:family="text">
      <style:text-properties officeooo:rsid="00216af1"/>
    </style:style>
    <style:style style:name="T5" style:family="text">
      <style:text-properties officeooo:rsid="0022a5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ser storie:</text:span> <text:span text:style-name="T1">As a user, I want to see my animes and their episodes so that I can get the last episode.</text:span></text:p>
      <text:p text:style-name="P5">Tasks:</text:p>
      <text:list xml:id="list6949864682005560059" text:style-name="L1">
        <text:list-item>
          <text:p text:style-name="P7">Create the basic Data Structure</text:p>
        </text:list-item>
        <text:list-item>
          <text:p text:style-name="P7">Set DB systems</text:p>
          <text:list>
            <text:list-item>
              <text:p text:style-name="P8">IndexDB</text:p>
            </text:list-item>
          </text:list>
        </text:list-item>
        <text:list-item>
          <text:p text:style-name="P10">Create basic data structure</text:p>
        </text:list-item>
        <text:list-item>
          <text:p text:style-name="P8">Develop Index data structure</text:p>
        </text:list-item>
        <text:list-item>
          <text:p text:style-name="P8">Develop Index data persistence</text:p>
        </text:list-item>
        <text:list-item>
          <text:p text:style-name="P13">Design UI <text:span text:style-name="T4">main frame</text:span></text:p>
        </text:list-item>
        <text:list-item>
          <text:p text:style-name="P14">Develop UI <text:span text:style-name="T4">main frame</text:span></text:p>
        </text:list-item>
        <text:list-item>
          <text:p text:style-name="P13">Create main controler</text:p>
        </text:list-item>
        <text:list-item>
          <text:p text:style-name="P21">Create main frame controller</text:p>
        </text:list-item>
      </text:list>
      <text:p text:style-name="P5">Test tasks:</text:p>
      <text:list xml:id="list6562128214302646401" text:style-name="L2">
        <text:list-item>
          <text:p text:style-name="P11">Create test to connections</text:p>
        </text:list-item>
        <text:list-item>
          <text:p text:style-name="P11">Create test to basic structure</text:p>
        </text:list-item>
        <text:list-item>
          <text:p text:style-name="P9">Create test to DAO</text:p>
        </text:list-item>
        <text:list-item>
          <text:p text:style-name="P15">Create <text:span text:style-name="T5">main frame view</text:span></text:p>
        </text:list-item>
        <text:list-item>
          <text:p text:style-name="P16">Create test to main controller</text:p>
        </text:list-item>
        <text:list-item>
          <text:p text:style-name="P16">Create test to main <text:span text:style-name="T5">frame </text:span>controller</text:p>
        </text:list-item>
      </text:list>
      <text:p text:style-name="P6">AC:</text:p>
      <text:p text:style-name="P4">-<text:span text:style-name="T3">User be able to see his animes and episodies</text:span></text:p>
      <text:p text:style-name="P5">Related features:</text:p>
      <text:list xml:id="list4123034733224567350" text:style-name="L3">
        <text:list-item>
          <text:p text:style-name="P17">DB connection</text:p>
        </text:list-item>
        <text:list-item>
          <text:p text:style-name="P17">Starting</text:p>
        </text:list-item>
        <text:list-item>
          <text:p text:style-name="P17">CRUD animes</text:p>
        </text:list-item>
      </text:list>
      <text:p text:style-name="P5">Related data:</text:p>
      <text:list xml:id="list1326955793668636911" text:style-name="L4">
        <text:list-item>
          <text:p text:style-name="P18">Index DB</text:p>
        </text:list-item>
      </text:list>
      <text:p text:style-name="P2">Extern resurces: (prototypes, diagramns, ...):</text:p>
      <text:p text:style-name="P3">-Question Strack Overflow: <text:a xlink:type="simple" xlink:href="http://stackoverflow.com/questions/25672984/json-ad-hoc-vs-nosq-document-database-for-a-embedded-desktop-software-in-java">http://stackoverflow.com/questions/25672984/json-ad-hoc-vs-nosq-document-database-for-a-embedded-desktop-software-in-java</text:a> </text:p>
      <text:p text:style-name="P3">-DB Schema diagram</text:p>
      <text:p text:style-name="P3">-Index DB <text:s/>diagram</text:p>
      <text:p text:style-name="P3"/>
      <text:p text:style-name="P20">Automated Test: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2"><text:s text:c="2"/>Feature: See animes</text:p>
            <text:p text:style-name="P22"><text:s text:c="4"/>Animes should be displayed with respective episodes</text:p>
            <text:p text:style-name="P22"><text:s text:c="4"/>Animes shoud be alphabetically ordered</text:p>
            <text:p text:style-name="P22"><text:s text:c="2"/></text:p>
            <text:p text:style-name="P22"><text:s text:c="4"/>Scenario: See anime</text:p>
            <text:p text:style-name="P22"><text:s text:c="7"/>Given at least one anime registered</text:p>
            <text:p text:style-name="P22"><text:s text:c="7"/>When I open the main frame</text:p>
            <text:p text:style-name="P22"><text:s text:c="7"/>Then I should see my animes</text:p>
            <text:p text:style-name="P22"><text:s text:c="7"/>And the current episodies that I am watching</text:p>
            <text:p text:style-name="P22"/>
          </table:table-cell>
        </table:table-row>
      </table:table>
      <text:p text:style-name="P1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7S</meta:editing-duration>
    <meta:editing-cycles>8</meta:editing-cycles>
    <meta:generator>LibreOffice/4.1.0.4$Windows_x86 LibreOffice_project/89ea49ddacd9aa532507cbf852f2bb22b1ace28</meta:generator>
    <dc:date>2014-11-08T21:29:03.571000000</dc:date>
    <dc:creator>Jonas Mayer</dc:creator>
    <meta:document-statistic meta:table-count="1" meta:image-count="0" meta:object-count="0" meta:page-count="1" meta:paragraph-count="41" meta:word-count="191" meta:character-count="1211" meta:non-whitespace-character-count="1034"/>
    <meta:user-defined meta:name="Info 1"/>
    <meta:user-defined meta:name="Info 2"/>
    <meta:user-defined meta:name="Info 3"/>
    <meta:user-defined meta:name="Info 4"/>
  </office:meta>
</office:document-meta>
</file>